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Georgia" fo:font-size="14pt" officeooo:paragraph-rsid="003335c8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4pt" officeooo:rsid="0029fcfd" officeooo:paragraph-rsid="003335c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Georgia" fo:font-size="14pt" fo:font-weight="bold" officeooo:rsid="0029fcfd" officeooo:paragraph-rsid="003335c8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Comic Sans MS" fo:font-size="12pt" officeooo:rsid="003335c8" officeooo:paragraph-rsid="0033fd7d" style:font-size-asian="12pt" style:font-size-complex="12pt"/>
    </style:style>
    <style:style style:name="P5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Georgia" fo:font-size="14pt" officeooo:paragraph-rsid="003335c8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Georgia" fo:font-size="14pt" officeooo:paragraph-rsid="003335c8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Georgia" fo:font-size="14pt" officeooo:paragraph-rsid="0033fd7d" style:font-size-asian="14pt" style:font-size-complex="14pt"/>
    </style:style>
    <style:style style:name="P8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Georgia" fo:font-size="14pt" officeooo:paragraph-rsid="0033fd7d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Georgia" fo:font-size="14pt" officeooo:rsid="0033fd7d" officeooo:paragraph-rsid="0033fd7d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Georgia" fo:font-size="14pt" officeooo:rsid="003593d7" officeooo:paragraph-rsid="003593d7" style:font-size-asian="14pt" style:font-size-complex="14pt"/>
    </style:style>
    <style:style style:name="P11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Georgia" fo:font-size="14pt" officeooo:rsid="003593d7" officeooo:paragraph-rsid="003593d7" style:font-size-asian="14pt" style:font-size-complex="14pt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Georgia" fo:font-size="14pt" officeooo:paragraph-rsid="003593d7" style:font-size-asian="14pt" style:font-size-complex="14pt"/>
    </style:style>
    <style:style style:name="P13" style:family="paragraph" style:parent-style-name="Standard">
      <style:paragraph-properties fo:margin-right="0.499cm" fo:margin-top="0.101cm" fo:margin-bottom="0.101cm" style:contextual-spacing="false" fo:text-align="start" style:justify-single-word="false"/>
      <style:text-properties style:font-name="Georgia" fo:font-size="14pt" officeooo:rsid="003335c8" officeooo:paragraph-rsid="003335c8" style:font-size-asian="14pt" style:font-size-complex="14pt"/>
    </style:style>
    <style:style style:name="T1" style:family="text">
      <style:text-properties officeooo:rsid="00240cf6"/>
    </style:style>
    <style:style style:name="T2" style:family="text">
      <style:text-properties officeooo:rsid="001cd294"/>
    </style:style>
    <style:style style:name="T3" style:family="text">
      <style:text-properties style:font-name="Georgia" fo:font-size="14pt" style:font-size-asian="14pt" style:font-size-complex="14pt"/>
    </style:style>
    <style:style style:name="T4" style:family="text">
      <style:text-properties officeooo:rsid="00223a23"/>
    </style:style>
    <style:style style:name="T5" style:family="text">
      <style:text-properties officeooo:rsid="0017e804"/>
    </style:style>
    <style:style style:name="T6" style:family="text">
      <style:text-properties officeooo:rsid="003335c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fd7d" style:font-weight-asian="bold" style:font-weight-complex="bold"/>
    </style:style>
    <style:style style:name="T9" style:family="text">
      <style:text-properties officeooo:rsid="0033fd7d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„</text:span><text:span text:style-name="T2">Az öröm belülről fakad!”</text:span></text:p>
      <text:p text:style-name="P2"/>
      <text:p text:style-name="P3"><text:span text:style-name="T1">Ö</text:span>römÁramlás</text:p>
      <text:p text:style-name="P4"><text:span text:style-name="Strong_20_Emphasis"><text:span text:style-name="T3"/></text:span></text:p>
      <text:p text:style-name="P5">És, hogy mi is az az Öröm<text:span text:style-name="T4">Áraml</text:span>ás?</text:p>
      <text:p text:style-name="P6">Sok mindenben örömünket lelhetjük az életben. <text:span text:style-name="T5">A párunkban, egy</text:span> gyermek <text:span text:style-name="T6">mosolyában</text:span>, egy <text:span text:style-name="T6">kedves</text:span> pillanatban, <text:span text:style-name="T6">egy illatban, egy ölelésben...</text:span> <text:span text:style-name="T6">Ki-ki másban találja meg azt, ami megérinti.</text:span></text:p>
      <text:p text:style-name="P5"><text:span text:style-name="T6">Ezek a pillanatok azonban gyakran</text:span> mulandóak. </text:p>
      <text:p text:style-name="P7">Amire én hívlak téged, <text:span text:style-name="T6">ennél mélyebbre vezet: a </text:span><text:span text:style-name="T7">valódi, belső, ok nélküli </text:span><text:span text:style-name="T8">öröm megtapasztalására</text:span>. </text:p>
      <text:p text:style-name="P7">A<text:span text:style-name="T9">hhoz az örömhöz, amely nem tárgyhoz, személyhez vagy helyzethez kötődik. </text:span></text:p>
      <text:p text:style-name="P8"><text:span text:style-name="T9">Amikor nem történik semmi különös… mégis ott</text:span> belül érzed a derűt, az örömöt. <text:span text:style-name="T9">M</text:span>ég <text:span text:style-name="T9">ha akadnak is kihívások, feladatok, nehézségek – ott van benned valami csendes, mély, tiszta, megmagyarázhatatlan jóleső érzés.</text:span> </text:p>
      <text:p text:style-name="P8"><text:span text:style-name="T9">Ez a belső öröm akkor tud felébredni, amikor elindulsz – vagy továbbhaladsz – az önmegismerés útján. Amikor </text:span><text:span text:style-name="T5">egyre inkább rálátsz </text:span><text:span text:style-name="T9">ön</text:span><text:span text:style-name="T5">magadra, a személyiséged </text:span><text:span text:style-name="T9">mintáira</text:span><text:span text:style-name="T5">, </text:span><text:span text:style-name="T9">azokra az energiákra, amelyekkel érkeztél. Amikor</text:span><text:span text:style-name="T5"> oldódnak a </text:span><text:span text:style-name="T9">terhek, legyenek akár valósak, akár vélt blokkok, múltbeli sebek vagy tudattalan mintázatok.</text:span><text:span text:style-name="T5"> </text:span></text:p>
      <text:p text:style-name="P9">Ahogy mélyül benned a tisztánlátás, egyszer csak kívülről kezded látni az életedet:</text:p>
      <text:p text:style-name="P10">távolabbról, tágasabban, könnyedebben...</text:p>
      <text:p text:style-name="P10">Lassan áramlásba kerülsz...</text:p>
      <text:p text:style-name="P11">És egyre inkább beletágulsz a saját végtelen lényedbe…</text:p>
      <text:p text:style-name="P10">És egyszer csak... megtörténik.</text:p>
      <text:p text:style-name="P10">Amikor jelen vagy.</text:p>
      <text:p text:style-name="P10">Amikor kapcsolódsz a Forrással – a belső forrásoddal.</text:p>
      <text:p text:style-name="P10">Amikor összeér benned az emberi részed és a valódi Önvalód.</text:p>
      <text:p text:style-name="P10">Ekkor megérkezik valami mérhetetlen belső béke, nyugalom, derű. Egy finom, csendes öröm, amely <text:span text:style-name="T7">csak úgy</text:span><text:span text:style-name="T10">… ott van.</text:span></text:p>
      <text:p text:style-name="P10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hu" style:country-asian="H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Normál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Ildikó</meta:initial-creator>
    <meta:editing-cycles>21</meta:editing-cycles>
    <meta:creation-date>2023-01-03T17:51:00</meta:creation-date>
    <dc:date>2025-12-07T01:22:31.995548300</dc:date>
    <meta:editing-duration>PT8H17M34S</meta:editing-duration>
    <meta:generator>LibreOffice/25.2.7.2$Windows_X86_64 LibreOffice_project/5cbfd1ab6520636bb5f7b99185aa69bd7456825d</meta:generator>
    <meta:document-statistic meta:table-count="0" meta:image-count="0" meta:object-count="0" meta:page-count="1" meta:paragraph-count="18" meta:word-count="206" meta:character-count="1475" meta:non-whitespace-character-count="1278"/>
    <meta:user-defined meta:name="AppVersion">15.0000</meta:user-defined>
    <meta:template xlink:type="simple" xlink:actuate="onRequest" xlink:title="Normal" xlink:href=""/>
  </office:meta>
</office:document-meta>
</file>